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3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4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</draw:page>
      <draw:page draw:name="page3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58.059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66.559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75.059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83.559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92.059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100.559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" draw:layer="layout" svg:width="22cm" svg:height="3cm" svg:x="105cm" svg:y="5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Красно-Зелёный" draw:style="linear" draw:start-color="#ff3333" draw:end-color="#99ff66" draw:start-intensity="85%" draw:end-intensity="85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08-21T21:18:20.647000000</dc:date>
    <meta:editing-duration>PT15H23M9S</meta:editing-duration>
    <meta:editing-cycles>67</meta:editing-cycles>
    <meta:generator>LibreOffice/4.1.0.4$Windows_x86 LibreOffice_project/89ea49ddacd9aa532507cbf852f2bb22b1ace28</meta:generator>
    <meta:document-statistic meta:object-count="308"/>
  </office:meta>
</office:document-meta>
</file>